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2.194cm" fo:margin-right="0cm" fo:text-indent="0cm" style:auto-text-indent="false" style:page-number="auto"/>
      <style:text-properties fo:font-size="10pt" style:font-size-asian="10pt" style:font-size-complex="10pt"/>
    </style:style>
    <style:style style:name="P2" style:family="paragraph" style:parent-style-name="Standard" style:master-page-name="">
      <style:paragraph-properties fo:margin-left="2.194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margin-left="2.194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3.191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Standard" style:master-page-name="">
      <style:paragraph-properties fo:margin-left="2.21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left="2.21cm" fo:margin-right="0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2.21cm" fo:margin-right="0cm" fo:text-indent="0cm" style:auto-text-indent="false"/>
      <style:text-properties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 style:list-style-name="L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 style:list-style-name="L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 style:list-style-name="L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 style:list-style-name="L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 style:list-style-name="L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 style:list-style-name="L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 style:list-style-name="L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 style:list-style-name="L1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 style:list-style-name="L1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 style:list-style-name="L1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 style:list-style-name="L1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list-style-name="L1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 style:list-style-name="L1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 style:list-style-name="L2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 style:list-style-name="L2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 style:list-style-name="L2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 style:list-style-name="L2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 style:list-style-name="L2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 style:list-style-name="L2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 style:list-style-name="L2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 style:list-style-name="L2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 style:list-style-name="L2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 style:list-style-name="L2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 style:list-style-name="L3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 style:list-style-name="L3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 style:list-style-name="L3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 style:list-style-name="L3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 style:list-style-name="L3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 style:list-style-name="L3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 style:list-style-name="L3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 style:list-style-name="L3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 style:list-style-name="L3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 style:list-style-name="L3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 style:list-style-name="L4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 style:list-style-name="L4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 style:list-style-name="L4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 style:list-style-name="L4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 style:list-style-name="L4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 style:list-style-name="L4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 style:list-style-name="L4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Standard" style:list-style-name="L4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 style:list-style-name="L4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 style:list-style-name="L5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 style:list-style-name="L5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 style:list-style-name="L5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Standard" style:list-style-name="L5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 style:list-style-name="L5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Standard" style:list-style-name="L5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 style:list-style-name="L5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 style:list-style-name="L5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 style:list-style-name="L5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 style:list-style-name="L5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 style:list-style-name="L6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 style:list-style-name="L6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 style:list-style-name="L6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 style:list-style-name="L6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 style:list-style-name="L6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 style:list-style-name="L6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 style:list-style-name="L6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 style:list-style-name="L6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 style:list-style-name="L6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 style:list-style-name="L6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 style:list-style-name="L7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 style:list-style-name="L7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 style:list-style-name="L7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 style:list-style-name="L7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 style:list-style-name="L7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Standard" style:list-style-name="L7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 style:list-style-name="L7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Standard" style:list-style-name="L7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 style:list-style-name="L7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 style:list-style-name="L7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 style:list-style-name="L8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 style:list-style-name="L8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 style:list-style-name="L8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 style:list-style-name="L8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Standard" style:list-style-name="L8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Standard" style:list-style-name="L8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Standard" style:list-style-name="L8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 style:list-style-name="L8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Standard" style:list-style-name="L8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 style:list-style-name="L8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Standard" style:list-style-name="L9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Standard" style:list-style-name="L9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Standard" style:list-style-name="L9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Standard" style:list-style-name="L9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5" style:family="paragraph" style:parent-style-name="Standard" style:list-style-name="L9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6" style:family="paragraph" style:parent-style-name="Standard" style:list-style-name="L9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Standard" style:list-style-name="L9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Standard" style:list-style-name="L9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 style:list-style-name="L9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 style:list-style-name="L9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 style:list-style-name="L10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 style:list-style-name="L10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 style:list-style-name="L10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 style:list-style-name="L10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Standard" style:list-style-name="L10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6" style:family="paragraph" style:parent-style-name="Standard" style:list-style-name="L10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7" style:family="paragraph" style:parent-style-name="Standard" style:list-style-name="L10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Standard" style:list-style-name="L10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Standard" style:list-style-name="L10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Standard" style:list-style-name="L10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1" style:family="paragraph" style:parent-style-name="Standard" style:list-style-name="L11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2" style:family="paragraph" style:parent-style-name="Standard" style:list-style-name="L11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3" style:family="paragraph" style:parent-style-name="Standard" style:list-style-name="L11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Standard" style:list-style-name="L11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Standard" style:list-style-name="L11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6" style:family="paragraph" style:parent-style-name="Standard" style:list-style-name="L11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7" style:family="paragraph" style:parent-style-name="Standard" style:list-style-name="L11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 style:list-style-name="L117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9" style:family="paragraph" style:parent-style-name="Standard" style:list-style-name="L118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0" style:family="paragraph" style:parent-style-name="Standard" style:list-style-name="L119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1" style:family="paragraph" style:parent-style-name="Standard" style:list-style-name="L120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2" style:family="paragraph" style:parent-style-name="Standard" style:list-style-name="L40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Standard" style:list-style-name="L121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4" style:family="paragraph" style:parent-style-name="Standard" style:list-style-name="L122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 style:list-style-name="L12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Standard" style:list-style-name="L124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7" style:family="paragraph" style:parent-style-name="Standard" style:list-style-name="L125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Standard" style:list-style-name="L126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32" style:family="paragraph" style:parent-style-name="Standard" style:list-style-name="L8">
      <style:text-properties fo:font-size="10pt" style:font-size-asian="10pt" style:font-size-complex="10pt"/>
    </style:style>
    <style:style style:name="P133" style:family="paragraph" style:parent-style-name="Standard" style:list-style-name="L9">
      <style:text-properties fo:font-size="10pt" style:font-size-asian="10pt" style:font-size-complex="10pt"/>
    </style:style>
    <style:style style:name="P134" style:family="paragraph" style:parent-style-name="Standard" style:list-style-name="L10">
      <style:text-properties fo:font-size="10pt" style:font-size-asian="10pt" style:font-size-complex="10pt"/>
    </style:style>
    <style:style style:name="P135" style:family="paragraph" style:parent-style-name="Standard" style:list-style-name="L12">
      <style:text-properties fo:font-size="10pt" style:font-size-asian="10pt" style:font-size-complex="10pt"/>
    </style:style>
    <style:style style:name="P136" style:family="paragraph" style:parent-style-name="Standard" style:list-style-name="L14">
      <style:text-properties fo:font-size="10pt" style:font-size-asian="10pt" style:font-size-complex="10pt"/>
    </style:style>
    <style:style style:name="P137" style:family="paragraph" style:parent-style-name="Standard" style:list-style-name="L11">
      <style:text-properties fo:font-size="10pt" fo:font-weight="bold" style:font-size-asian="10pt" style:font-weight-asian="bold" style:font-size-complex="10pt" style:font-weight-complex="bold"/>
    </style:style>
    <style:style style:name="P13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39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40" style:family="paragraph" style:parent-style-name="Standard" style:master-page-name="">
      <style:paragraph-properties fo:margin-left="2.21cm" fo:margin-right="0cm" fo:text-indent="0cm" style:auto-text-indent="false" style:page-number="auto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 style:master-page-name="">
      <style:paragraph-properties fo:margin-left="3.221cm" fo:margin-right="0cm" fo:text-indent="0cm" style:auto-text-indent="false" style:page-number="auto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3.221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 style:master-page-name="">
      <style:paragraph-properties fo:margin-left="3.191cm" fo:margin-right="0cm" fo:text-indent="0cm" style:auto-text-indent="false" style:page-number="auto"/>
      <style:text-properties fo:font-size="10pt" fo:font-style="normal" style:font-size-asian="10pt" style:font-style-asian="normal" style:font-size-complex="10pt" style:font-style-complex="normal"/>
    </style:style>
    <style:style style:name="P144" style:family="paragraph" style:parent-style-name="Standard" style:master-page-name="">
      <style:paragraph-properties fo:margin-left="3.191cm" fo:margin-right="0cm" fo:text-indent="0cm" style:auto-text-indent="false" style:page-number="auto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3.191cm" fo:margin-right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146" style:family="paragraph" style:parent-style-name="Standard">
      <style:paragraph-properties fo:margin-left="3.191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font-style="italic" fo:background-color="transparent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background-color="transparent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0">Guest</text:span></text:p>
      <text:p text:style-name="P138"/>
      <text:list xml:id="list9054702737010301881" text:style-name="L8">
        <text:list-item>
          <text:p text:style-name="P132"><text:span text:style-name="T7">Case: </text:span><text:span text:style-name="T8">R</text:span>egistering account</text:p>
        </text:list-item>
      </text:list>
      <text:list xml:id="list5731302138081057125" text:style-name="L9">
        <text:list-item>
          <text:p text:style-name="P133"><text:span text:style-name="T7">Description: </text:span><text:span text:style-name="T8">A</text:span> <text:span text:style-name="T1">Guest</text:span> wants to register an account as <text:span text:style-name="T1">User</text:span></text:p>
        </text:list-item>
      </text:list>
      <text:list xml:id="list6768553789963371905" text:style-name="L10">
        <text:list-item>
          <text:p text:style-name="P134"><text:span text:style-name="T7">Prerequisite: </text:span><text:span text:style-name="T8">The Plan</text:span>th Health ™ <text:s/>website's home page is open</text:p>
        </text:list-item>
      </text:list>
      <text:list xml:id="list8683678428361263449" text:style-name="L11">
        <text:list-item>
          <text:p text:style-name="P137">Steps:</text:p>
        </text:list-item>
      </text:list>
      <text:p text:style-name="P1">1. The <text:span text:style-name="T1">Guest</text:span> click on register and<text:span text:style-name="T11"> gets redirected to the registration page</text:span></text:p>
      <text:p text:style-name="P3">2. The <text:span text:style-name="T1">Guest</text:span><text:span text:style-name="T4"> </text:span><text:span text:style-name="T6">is prompted to enter an email, a username and a password</text:span></text:p>
      <text:p text:style-name="P3"><text:span text:style-name="T5">3. After all the required fields are filled, the </text:span><text:span text:style-name="T1">Guest</text:span><text:span text:style-name="T5"> can click on the register button</text:span></text:p>
      <text:list xml:id="list1391787668331424314" text:style-name="L12">
        <text:list-item>
          <text:p text:style-name="P135"><text:span text:style-name="T7">Postcondition: </text:span>The <text:span text:style-name="T1">Guest </text:span>is now registered as <text:span text:style-name="T1">User</text:span></text:p>
        </text:list-item>
      </text:list>
      <text:list xml:id="list524045634829724070" text:style-name="L13">
        <text:list-item>
          <text:p text:style-name="P16">Alternatives:</text:p>
        </text:list-item>
      </text:list>
      <text:p text:style-name="P143">A)</text:p>
      <text:p text:style-name="P145">4. The email / username is already being used by another existing account</text:p>
      <text:p text:style-name="P145">5. An error message is diplayed, stating which field is already being taken</text:p>
      <text:p text:style-name="P145">6. Step 2</text:p>
      <text:p text:style-name="P145"/>
      <text:p text:style-name="P4">B)</text:p>
      <text:p text:style-name="P4">3. The <text:span text:style-name="T1">Guest</text:span> click on the register button without filling all the fields</text:p>
      <text:p text:style-name="P4">4. An error message is displayed, stating that all fields must be filled</text:p>
      <text:p text:style-name="P4">5. Step 2</text:p>
      <text:list xml:id="list7608690047733963893" text:style-name="L14">
        <text:list-item>
          <text:p text:style-name="P136"><text:span text:style-name="T7">Classes Involved: </text:span><text:span text:style-name="T2"><text:s/>Guest</text:span></text:p>
        </text:list-item>
      </text:list>
      <text:p text:style-name="P131"/>
      <text:p text:style-name="P131"/>
      <text:list xml:id="list1226079387147830106" text:style-name="L1">
        <text:list-item>
          <text:p text:style-name="P9">Case: <text:span text:style-name="T8">Upload picture</text:span></text:p>
        </text:list-item>
      </text:list>
      <text:list xml:id="list8766926446448562265" text:style-name="L15">
        <text:list-item>
          <text:p text:style-name="P17">Description: <text:span text:style-name="T8">A</text:span><text:span text:style-name="T9"> </text:span><text:span text:style-name="T3">Guest / User / Gardener / Administrator</text:span><text:span text:style-name="T9"> </text:span><text:span text:style-name="T8">wants to upload a picture of a plant</text:span></text:p>
        </text:list-item>
      </text:list>
      <text:list xml:id="list6513004863143958846" text:style-name="L16">
        <text:list-item>
          <text:p text:style-name="P18">Prerequisite: <text:span text:style-name="T8">The </text:span><text:span text:style-name="T3">Guest / User / Gardener / Administrator </text:span><text:span text:style-name="T9">have a device that can scan QR code</text:span></text:p>
        </text:list-item>
      </text:list>
      <text:list xml:id="list8889588422470331092" text:style-name="L17">
        <text:list-item>
          <text:p text:style-name="P19">Steps:</text:p>
        </text:list-item>
      </text:list>
      <text:p text:style-name="P5"><text:span text:style-name="T8">1. The <text:s/></text:span><text:span text:style-name="T2">Guest / User / Gardener / Administrator</text:span><text:span text:style-name="T8"> scan the plant's QR code</text:span></text:p>
      <text:p text:style-name="P6"><text:span text:style-name="T8">2. Once the QR code is scanned, the <text:s/></text:span><text:span text:style-name="T2">Guest / User / Gardener / Administrator</text:span><text:span text:style-name="T8"> gets redirected to the </text:span><text:span text:style-name="T9">plant gallery page</text:span></text:p>
      <text:p text:style-name="P6"><text:span text:style-name="T8">3. </text:span><text:span text:style-name="T9">Here the <text:s/></text:span><text:span text:style-name="T3">Guest / User / Gardener / Administrator</text:span><text:span text:style-name="T9"> click the upload new picture button</text:span></text:p>
      <text:p text:style-name="P7"><text:span text:style-name="T8">4. The <text:s/></text:span><text:span text:style-name="T2">Guest / User / Gardener / Administrator</text:span><text:span text:style-name="T8"> gets redirected to its own device gallery where the picture to upload can be chosen</text:span></text:p>
      <text:list xml:id="list1712106445188567898" text:style-name="L18">
        <text:list-item>
          <text:p text:style-name="P20">Postcondition: <text:span text:style-name="T9">The picture gets added to a review list where the plant </text:span><text:span text:style-name="T3">Gardener</text:span><text:span text:style-name="T9"> will have to approve or deny it, before it gets added to the viewable gallery of the plant</text:span></text:p>
        </text:list-item>
      </text:list>
      <text:list xml:id="list7182449339788288067" text:style-name="L19">
        <text:list-item>
          <text:p text:style-name="P21">Alternatives:</text:p>
        </text:list-item>
      </text:list>
      <text:list xml:id="list908395525227983586" text:style-name="L20">
        <text:list-item>
          <text:p text:style-name="P22">Classes Involved: <text:span text:style-name="T2">Guest / User / Gardener / Administrator</text:span></text:p>
        </text:list-item>
      </text:list>
      <text:p text:style-name="P130"/>
      <text:p text:style-name="P131"/>
      <text:p text:style-name="P131"/>
      <text:p text:style-name="P138">User</text:p>
      <text:p text:style-name="P131"/>
      <text:list xml:id="list7295214080942516729" text:style-name="L21">
        <text:list-item>
          <text:p text:style-name="P23">Case: <text:span text:style-name="T8">Log in</text:span></text:p>
        </text:list-item>
      </text:list>
      <text:list xml:id="list1642590170155522006" text:style-name="L22">
        <text:list-item>
          <text:p text:style-name="P24">Description: <text:span text:style-name="T8">A </text:span><text:span text:style-name="T2">User / Gardener / Administrator</text:span><text:span text:style-name="T8"> log in their account</text:span></text:p>
        </text:list-item>
      </text:list>
      <text:list xml:id="list1628708858441551763" text:style-name="L23">
        <text:list-item>
          <text:p text:style-name="P25">Prerequisite: <text:span text:style-name="T8">A valid account should already being registered, the Planth Health ™ <text:s/>website's home page is open</text:span></text:p>
        </text:list-item>
      </text:list>
      <text:list xml:id="list7302172527531691530" text:style-name="L24">
        <text:list-item>
          <text:p text:style-name="P26">Steps:</text:p>
        </text:list-item>
      </text:list>
      <text:p text:style-name="P2"><text:span text:style-name="T8">1. A </text:span><text:span text:style-name="T2">User / Gardener / Administrator</text:span><text:span text:style-name="T8"> enters an email and a password and click the log in button</text:span></text:p>
      <text:list xml:id="list1478194045970217357" text:style-name="L25">
        <text:list-item>
          <text:p text:style-name="P27">Postcondition: <text:span text:style-name="T8">The </text:span><text:span text:style-name="T2">User / Gardener / Administrator</text:span><text:span text:style-name="T8"> gets redirected in its dashboard view</text:span></text:p>
        </text:list-item>
      </text:list>
      <text:list xml:id="list5759823615609921469" text:style-name="L26">
        <text:list-item>
          <text:p text:style-name="P28">Alternatives:</text:p>
        </text:list-item>
      </text:list>
      <text:p text:style-name="P144">A)</text:p>
      <text:p text:style-name="P146">2. If the entered email is not linked to any active Planth Health ™ account, an error message is displayed, stating that there is no account with this email.</text:p>
      <text:p text:style-name="P146">3. Step 1</text:p>
      <text:p text:style-name="P146"/>
      <text:p text:style-name="P146">B)</text:p>
      <text:p text:style-name="P146">2. If the password is not correct, an error message is displayed, stating that the entered password is wrong</text:p>
      <text:p text:style-name="P146">3. Step 1</text:p>
      <text:list xml:id="list1035028377377171630" text:style-name="L27">
        <text:list-item>
          <text:p text:style-name="P29"><text:soft-page-break/>Classes Involved: <text:span text:style-name="T2"><text:s/>User / Gardener / Administrator</text:span></text:p>
        </text:list-item>
      </text:list>
      <text:p text:style-name="P130"/>
      <text:p text:style-name="P130"/>
      <text:list xml:id="list33506254" text:continue-list="list1226079387147830106" text:style-name="L1">
        <text:list-item>
          <text:p text:style-name="P9">Case: <text:span text:style-name="T8">Log out</text:span></text:p>
        </text:list-item>
      </text:list>
      <text:list xml:id="list4968787109673482001" text:style-name="L58">
        <text:list-item>
          <text:p text:style-name="P59">Description: <text:span text:style-name="T8">A </text:span><text:span text:style-name="T2">User / Gardener / Administrator</text:span><text:span text:style-name="T8"> log out from their account</text:span></text:p>
        </text:list-item>
      </text:list>
      <text:list xml:id="list3808827674348816122" text:style-name="L59">
        <text:list-item>
          <text:p text:style-name="P60">Prerequisite: <text:s/><text:span text:style-name="T8">A </text:span><text:span text:style-name="T2">User / Gardener / Administrator </text:span><text:span text:style-name="T8">is already logged in and any Planth Health ™ <text:s/>website's page is open</text:span></text:p>
        </text:list-item>
      </text:list>
      <text:list xml:id="list6021798145542816927" text:style-name="L60">
        <text:list-item>
          <text:p text:style-name="P61">Steps:</text:p>
        </text:list-item>
      </text:list>
      <text:p text:style-name="P140">1. The <text:span text:style-name="T1">User / Gardener / Administrator</text:span> clicks on the log out button</text:p>
      <text:list xml:id="list819745910461277368" text:style-name="L61">
        <text:list-item>
          <text:p text:style-name="P62">Postcondition: <text:span text:style-name="T8">The </text:span><text:span text:style-name="T2">User / Gardener / Administrator</text:span><text:span text:style-name="T8"> is now logged out of its account</text:span></text:p>
        </text:list-item>
      </text:list>
      <text:list xml:id="list3418151954711039475" text:style-name="L62">
        <text:list-item>
          <text:p text:style-name="P63">Alternatives:</text:p>
        </text:list-item>
      </text:list>
      <text:list xml:id="list7857518838493574652" text:style-name="L63">
        <text:list-item>
          <text:p text:style-name="P64">Classes Involved: <text:s/><text:span text:style-name="T2">User / Gardener / Administrator</text:span></text:p>
        </text:list-item>
      </text:list>
      <text:p text:style-name="P130"/>
      <text:p text:style-name="P130"/>
      <text:list xml:id="list33503565" text:continue-list="list33506254" text:style-name="L1">
        <text:list-item>
          <text:p text:style-name="P9">Case: <text:span text:style-name="T8">Add plant to dashboard</text:span></text:p>
        </text:list-item>
      </text:list>
      <text:list xml:id="list864275375793648739" text:style-name="L28">
        <text:list-item>
          <text:p text:style-name="P30">Description: <text:span text:style-name="T8">The <text:s/></text:span><text:span text:style-name="T2">User / Gardener / Administrator </text:span><text:span text:style-name="T8">add a plant to their dashboard</text:span></text:p>
        </text:list-item>
      </text:list>
      <text:list xml:id="list3385005050386837239" text:style-name="L29">
        <text:list-item>
          <text:p text:style-name="P31">Prerequisite: <text:span text:style-name="T8">A </text:span><text:span text:style-name="T2">User / Gardener / Administrator </text:span><text:span text:style-name="T8">is already logged in and the plant catalog page is open</text:span></text:p>
        </text:list-item>
      </text:list>
      <text:list xml:id="list6856031236966329448" text:style-name="L30">
        <text:list-item>
          <text:p text:style-name="P32">Steps:</text:p>
        </text:list-item>
      </text:list>
      <text:p text:style-name="P140">1. The <text:span text:style-name="T1">User / Gardener / Administrator </text:span>click on the add button next to the chosen plant</text:p>
      <text:list xml:id="list7561095028304155940" text:style-name="L31">
        <text:list-item>
          <text:p text:style-name="P33">Postcondition: <text:span text:style-name="T8">The plant is now present in the </text:span><text:span text:style-name="T2">User / Gardener / Administrator </text:span><text:span text:style-name="T8">'s dashboard</text:span></text:p>
        </text:list-item>
      </text:list>
      <text:list xml:id="list6536437084339787996" text:style-name="L32">
        <text:list-item>
          <text:p text:style-name="P34">Alternatives:</text:p>
        </text:list-item>
      </text:list>
      <text:p text:style-name="P141">A) </text:p>
      <text:p text:style-name="P142">2. If the plant is already present in the <text:span text:style-name="T1">User / Gardener / Administrator</text:span> 's dashboard, then an error message will be displayed, stating that the plant is already part of the <text:span text:style-name="T1">User / Gardener / Administrator</text:span> 's dashboard</text:p>
      <text:list xml:id="list704572417862064747" text:style-name="L33">
        <text:list-item>
          <text:p text:style-name="P35">Classes Involved: <text:span text:style-name="T2">User / Gardener / Administrator</text:span></text:p>
        </text:list-item>
      </text:list>
      <text:p text:style-name="P130"/>
      <text:p text:style-name="P130"/>
      <text:list xml:id="list33534766" text:continue-list="list33503565" text:style-name="L1">
        <text:list-item>
          <text:p text:style-name="P9">Case: <text:span text:style-name="T8">Remove plant from dashboard</text:span></text:p>
        </text:list-item>
      </text:list>
      <text:list xml:id="list7063612289039084097" text:style-name="L34">
        <text:list-item>
          <text:p text:style-name="P36">Description: <text:span text:style-name="T8">The <text:s/></text:span><text:span text:style-name="T2">User / Gardener / Administrator </text:span><text:span text:style-name="T8">remove a plant from their dashboard</text:span></text:p>
        </text:list-item>
      </text:list>
      <text:list xml:id="list2182136520471170720" text:style-name="L35">
        <text:list-item>
          <text:p text:style-name="P37">Prerequisite: <text:span text:style-name="T8">A </text:span><text:span text:style-name="T2">User / Gardener / Administrator </text:span><text:span text:style-name="T8">is already logged in, the dashboard view page is open and at least one plant is present in the </text:span><text:span text:style-name="T2">User / Gardener / Administrator </text:span><text:span text:style-name="T8">'s dashboard view</text:span></text:p>
        </text:list-item>
      </text:list>
      <text:list xml:id="list8262771394561343071" text:style-name="L36">
        <text:list-item>
          <text:p text:style-name="P38">Steps:</text:p>
        </text:list-item>
      </text:list>
      <text:p text:style-name="P140">1. The <text:span text:style-name="T1">User / Gardener / Administrator </text:span>click on the remove button next to the chosen plant</text:p>
      <text:list xml:id="list2085064929981873406" text:style-name="L37">
        <text:list-item>
          <text:p text:style-name="P39">Postcondition: <text:span text:style-name="T8">The plant is now removed from the </text:span><text:span text:style-name="T2">User / Gardener / Administrator </text:span><text:span text:style-name="T8">'s dashboard</text:span></text:p>
        </text:list-item>
      </text:list>
      <text:list xml:id="list5719481310967000639" text:style-name="L38">
        <text:list-item>
          <text:p text:style-name="P40">Alternatives:</text:p>
        </text:list-item>
      </text:list>
      <text:list xml:id="list8179165674730636859" text:style-name="L39">
        <text:list-item>
          <text:p text:style-name="P41">Classes Involved: <text:span text:style-name="T2">User / Gardener / Administrator</text:span></text:p>
        </text:list-item>
      </text:list>
      <text:p text:style-name="P130"/>
      <text:p text:style-name="P130">-------------------------------------------------------------------------------------------------NOT FINISHED </text:p>
      <text:p text:style-name="P130"><text:tab/><text:tab/><text:tab/><text:tab/><text:tab/><text:tab/><text:tab/><text:tab/><text:tab/><text:tab/>|</text:p>
      <text:p text:style-name="P130"><text:tab/><text:tab/><text:tab/><text:tab/><text:tab/><text:tab/><text:tab/><text:tab/><text:tab/><text:tab/>|</text:p>
      <text:p text:style-name="P130"><text:tab/><text:tab/><text:tab/><text:tab/><text:tab/><text:tab/><text:tab/><text:tab/><text:tab/><text:tab/>|</text:p>
      <text:p text:style-name="P130"><text:tab/><text:tab/><text:tab/><text:tab/><text:tab/><text:tab/><text:tab/><text:tab/><text:tab/> <text:s text:c="12"/><text:span text:style-name="T5">V</text:span></text:p>
      <text:p text:style-name="P139">Gardener</text:p>
      <text:p text:style-name="P139"/>
      <text:list xml:id="list33526879" text:continue-list="list33534766" text:style-name="L1">
        <text:list-item>
          <text:p text:style-name="P9">Case: <text:span text:style-name="T8">Set accesspoint transmission intervals</text:span></text:p>
        </text:list-item>
      </text:list>
      <text:list xml:id="list5795719850111324820" text:style-name="L40">
        <text:list-item>
          <text:p text:style-name="P122">Description: <text:span text:style-name="T8">A </text:span><text:span text:style-name="T2">Gardener / Administrator </text:span><text:span text:style-name="T8"><text:s/>set set the accesspoint transmission intervals of one of its greenhouses</text:span></text:p>
        </text:list-item>
      </text:list>
      <text:list xml:id="list5781997321363753731" text:style-name="L41">
        <text:list-item>
          <text:p text:style-name="P42">Prerequisite: <text:span text:style-name="T8">A </text:span><text:span text:style-name="T2">Gardener / Administrator </text:span><text:span text:style-name="T8">is already logged in, the greenhouse monitoring page is open and at least one plant is present in the </text:span><text:span text:style-name="T2">Gardener / Administrator </text:span><text:span text:style-name="T8">'s <text:s/>greenhouse monitoring view</text:span></text:p>
        </text:list-item>
      </text:list>
      <text:list xml:id="list8316405124429624454" text:style-name="L42">
        <text:list-item>
          <text:p text:style-name="P43">Steps:</text:p>
        </text:list-item>
      </text:list>
      <text:p text:style-name="P140">1. </text:p>
      <text:list xml:id="list5374425668090388808" text:style-name="L43">
        <text:list-item>
          <text:p text:style-name="P44">Postcondition: <text:span text:style-name="T8">a</text:span></text:p>
        </text:list-item>
      </text:list>
      <text:list xml:id="list3803325249954471044" text:style-name="L44">
        <text:list-item>
          <text:p text:style-name="P45">Alternatives:</text:p>
        </text:list-item>
      </text:list>
      <text:p text:style-name="P141">A) </text:p>
      <text:p text:style-name="P142">1. </text:p>
      <text:list xml:id="list4882767635570601266" text:style-name="L45">
        <text:list-item>
          <text:p text:style-name="P46">Classes Involved: <text:span text:style-name="T2"><text:s/>Gardener / Administrator</text:span></text:p>
        </text:list-item>
      </text:list>
      <text:p text:style-name="P8"/>
      <text:list xml:id="list33532547" text:continue-list="list33526879" text:style-name="L1">
        <text:list-item>
          <text:p text:style-name="P9">Case: <text:span text:style-name="T8">Set greenhouse thresholds</text:span></text:p>
        </text:list-item>
      </text:list>
      <text:list xml:id="list6412204974083850708" text:style-name="L46">
        <text:list-item>
          <text:p text:style-name="P47"><text:soft-page-break/>Description: <text:span text:style-name="T8">a</text:span></text:p>
        </text:list-item>
      </text:list>
      <text:list xml:id="list5596629546288116803" text:style-name="L47">
        <text:list-item>
          <text:p text:style-name="P48">Prerequisite: <text:span text:style-name="T8">a</text:span></text:p>
        </text:list-item>
      </text:list>
      <text:list xml:id="list7700308203620891128" text:style-name="L48">
        <text:list-item>
          <text:p text:style-name="P49">Steps:</text:p>
        </text:list-item>
      </text:list>
      <text:p text:style-name="P140">1. </text:p>
      <text:list xml:id="list4438998778270175719" text:style-name="L49">
        <text:list-item>
          <text:p text:style-name="P50">Postcondition: <text:span text:style-name="T8">a</text:span></text:p>
        </text:list-item>
      </text:list>
      <text:list xml:id="list3926177368553017313" text:style-name="L50">
        <text:list-item>
          <text:p text:style-name="P51">Alternatives:</text:p>
        </text:list-item>
      </text:list>
      <text:p text:style-name="P141">A) </text:p>
      <text:p text:style-name="P142">1. </text:p>
      <text:list xml:id="list8243264794979637792" text:style-name="L51">
        <text:list-item>
          <text:p text:style-name="P52">Classes Involved: <text:span text:style-name="T2"><text:s/>Gardener / Administrator</text:span></text:p>
        </text:list-item>
      </text:list>
      <text:p text:style-name="P8"><text:span text:style-name="T2"/></text:p>
      <text:p text:style-name="P8"><text:span text:style-name="T2"/></text:p>
      <text:list xml:id="list33523818" text:continue-list="list33532547" text:style-name="L1">
        <text:list-item>
          <text:p text:style-name="P9">Case: <text:span text:style-name="T8">Approve / Deny uploaded picture in plant's gallery</text:span></text:p>
        </text:list-item>
      </text:list>
      <text:list xml:id="list5971233693660350686" text:style-name="L52">
        <text:list-item>
          <text:p text:style-name="P53">Description: <text:span text:style-name="T8">a</text:span></text:p>
        </text:list-item>
      </text:list>
      <text:list xml:id="list6742890169511663333" text:style-name="L53">
        <text:list-item>
          <text:p text:style-name="P54">Prerequisite: <text:span text:style-name="T8">a</text:span></text:p>
        </text:list-item>
      </text:list>
      <text:list xml:id="list3187370721498477598" text:style-name="L54">
        <text:list-item>
          <text:p text:style-name="P55">Steps:</text:p>
        </text:list-item>
      </text:list>
      <text:p text:style-name="P140">1. </text:p>
      <text:list xml:id="list7822632104883126428" text:style-name="L55">
        <text:list-item>
          <text:p text:style-name="P56">Postcondition: <text:span text:style-name="T8">a</text:span></text:p>
        </text:list-item>
      </text:list>
      <text:list xml:id="list5113331204885305085" text:style-name="L56">
        <text:list-item>
          <text:p text:style-name="P57">Alternatives:</text:p>
        </text:list-item>
      </text:list>
      <text:p text:style-name="P141">A) </text:p>
      <text:p text:style-name="P142">1. </text:p>
      <text:list xml:id="list5883705829788274467" text:style-name="L57">
        <text:list-item>
          <text:p text:style-name="P58">Classes Involved: <text:span text:style-name="T2"><text:s/>Gardener / Administrator</text:span></text:p>
        </text:list-item>
      </text:list>
      <text:p text:style-name="P8"><text:span text:style-name="T2"/></text:p>
      <text:p text:style-name="P8"><text:span text:style-name="T2"/></text:p>
      <text:p text:style-name="P139">Administrator</text:p>
      <text:p text:style-name="P139"/>
      <text:list xml:id="list33514863" text:continue-list="list33523818" text:style-name="L1">
        <text:list-item>
          <text:p text:style-name="P9">Case: <text:span text:style-name="T8">Search new greenhouse</text:span></text:p>
        </text:list-item>
      </text:list>
      <text:list xml:id="list1741362552282114967" text:style-name="L64">
        <text:list-item>
          <text:p text:style-name="P65">Description: <text:span text:style-name="T8">a</text:span></text:p>
        </text:list-item>
      </text:list>
      <text:list xml:id="list7456880165119613232" text:style-name="L65">
        <text:list-item>
          <text:p text:style-name="P66">Prerequisite: <text:span text:style-name="T8">a</text:span></text:p>
        </text:list-item>
      </text:list>
      <text:list xml:id="list414019855430117497" text:style-name="L66">
        <text:list-item>
          <text:p text:style-name="P67">Steps:</text:p>
        </text:list-item>
      </text:list>
      <text:p text:style-name="P140">1. </text:p>
      <text:list xml:id="list4109558030268000454" text:style-name="L67">
        <text:list-item>
          <text:p text:style-name="P68">Postcondition: <text:span text:style-name="T8">a</text:span></text:p>
        </text:list-item>
      </text:list>
      <text:list xml:id="list882248825003153326" text:style-name="L68">
        <text:list-item>
          <text:p text:style-name="P69">Alternatives:</text:p>
        </text:list-item>
      </text:list>
      <text:p text:style-name="P141">A) </text:p>
      <text:p text:style-name="P142">1. </text:p>
      <text:list xml:id="list6477818117836427042" text:style-name="L69">
        <text:list-item>
          <text:p text:style-name="P70">Classes Involved: <text:span text:style-name="T2">Administrator</text:span></text:p>
        </text:list-item>
      </text:list>
      <text:p text:style-name="P130"/>
      <text:p text:style-name="P130"/>
      <text:list xml:id="list33530661" text:continue-list="list33514863" text:style-name="L1">
        <text:list-item>
          <text:p text:style-name="P9">Case: <text:span text:style-name="T8">Add greenhouse</text:span></text:p>
        </text:list-item>
      </text:list>
      <text:list xml:id="list8160382757285989962" text:style-name="L70">
        <text:list-item>
          <text:p text:style-name="P71">Description: <text:span text:style-name="T8">a</text:span></text:p>
        </text:list-item>
      </text:list>
      <text:list xml:id="list5743004605210649591" text:style-name="L71">
        <text:list-item>
          <text:p text:style-name="P72">Prerequisite: <text:span text:style-name="T8">a</text:span></text:p>
        </text:list-item>
      </text:list>
      <text:list xml:id="list4139859334765258212" text:style-name="L72">
        <text:list-item>
          <text:p text:style-name="P73">Steps:</text:p>
        </text:list-item>
      </text:list>
      <text:p text:style-name="P140">1. </text:p>
      <text:list xml:id="list5710175019168973950" text:style-name="L73">
        <text:list-item>
          <text:p text:style-name="P74">Postcondition: <text:span text:style-name="T8">a</text:span></text:p>
        </text:list-item>
      </text:list>
      <text:list xml:id="list785690513793094136" text:style-name="L74">
        <text:list-item>
          <text:p text:style-name="P75">Alternatives:</text:p>
        </text:list-item>
      </text:list>
      <text:p text:style-name="P141">A) </text:p>
      <text:p text:style-name="P142">1. </text:p>
      <text:list xml:id="list6606940532181775925" text:style-name="L75">
        <text:list-item>
          <text:p text:style-name="P76">Classes Involved: <text:span text:style-name="T2">Administrator</text:span></text:p>
        </text:list-item>
      </text:list>
      <text:p text:style-name="P130"/>
      <text:p text:style-name="P130"/>
      <text:list xml:id="list33521895" text:continue-list="list33530661" text:style-name="L1">
        <text:list-item>
          <text:p text:style-name="P9">Case: <text:span text:style-name="T8">Edit greenhouse</text:span></text:p>
        </text:list-item>
      </text:list>
      <text:list xml:id="list3273938632863067870" text:style-name="L76">
        <text:list-item>
          <text:p text:style-name="P77">Description: <text:span text:style-name="T8">a</text:span></text:p>
        </text:list-item>
      </text:list>
      <text:list xml:id="list4582784873396977179" text:style-name="L77">
        <text:list-item>
          <text:p text:style-name="P78">Prerequisite: <text:span text:style-name="T8">a</text:span></text:p>
        </text:list-item>
      </text:list>
      <text:list xml:id="list1812444066199512300" text:style-name="L78">
        <text:list-item>
          <text:p text:style-name="P79">Steps:</text:p>
        </text:list-item>
      </text:list>
      <text:p text:style-name="P140">1. </text:p>
      <text:list xml:id="list3476568818974455968" text:style-name="L79">
        <text:list-item>
          <text:p text:style-name="P80">Postcondition: <text:span text:style-name="T8">a</text:span></text:p>
        </text:list-item>
      </text:list>
      <text:list xml:id="list7991813541872269420" text:style-name="L80">
        <text:list-item>
          <text:p text:style-name="P81">Alternatives:</text:p>
        </text:list-item>
      </text:list>
      <text:p text:style-name="P141">A) </text:p>
      <text:p text:style-name="P142">1. </text:p>
      <text:list xml:id="list5518888111630938636" text:style-name="L81">
        <text:list-item>
          <text:p text:style-name="P82"><text:soft-page-break/>Classes Involved: <text:span text:style-name="T2">Administrator</text:span></text:p>
        </text:list-item>
      </text:list>
      <text:p text:style-name="P130"/>
      <text:p text:style-name="P130"/>
      <text:list xml:id="list33530722" text:continue-list="list33521895" text:style-name="L1">
        <text:list-item>
          <text:p text:style-name="P9">Case: <text:span text:style-name="T8">Delete greenhouse</text:span></text:p>
        </text:list-item>
      </text:list>
      <text:list xml:id="list8073886539914264878" text:style-name="L82">
        <text:list-item>
          <text:p text:style-name="P83">Description: <text:span text:style-name="T8">a</text:span></text:p>
        </text:list-item>
      </text:list>
      <text:list xml:id="list7592440482816076795" text:style-name="L83">
        <text:list-item>
          <text:p text:style-name="P84">Prerequisite: <text:span text:style-name="T8">a</text:span></text:p>
        </text:list-item>
      </text:list>
      <text:list xml:id="list22611642601264901" text:style-name="L84">
        <text:list-item>
          <text:p text:style-name="P85">Steps:</text:p>
        </text:list-item>
      </text:list>
      <text:p text:style-name="P140">1. </text:p>
      <text:list xml:id="list7113851919150744601" text:style-name="L85">
        <text:list-item>
          <text:p text:style-name="P86">Postcondition: <text:span text:style-name="T8">a</text:span></text:p>
        </text:list-item>
      </text:list>
      <text:list xml:id="list2197055816348426637" text:style-name="L86">
        <text:list-item>
          <text:p text:style-name="P87">Alternatives:</text:p>
        </text:list-item>
      </text:list>
      <text:p text:style-name="P141">A) </text:p>
      <text:p text:style-name="P142">1. </text:p>
      <text:list xml:id="list6863936567555814070" text:style-name="L87">
        <text:list-item>
          <text:p text:style-name="P88">Classes Involved: <text:span text:style-name="T2">Administrator</text:span></text:p>
        </text:list-item>
      </text:list>
      <text:p text:style-name="P130"/>
      <text:p text:style-name="P130"/>
      <text:list xml:id="list33507175" text:continue-list="list33530722" text:style-name="L1">
        <text:list-item>
          <text:p text:style-name="P9">Case: <text:span text:style-name="T8">Create accesspoint</text:span></text:p>
        </text:list-item>
      </text:list>
      <text:list xml:id="list4986819406278030844" text:style-name="L88">
        <text:list-item>
          <text:p text:style-name="P89">Description: <text:span text:style-name="T8">a</text:span></text:p>
        </text:list-item>
      </text:list>
      <text:list xml:id="list898437360059050797" text:style-name="L89">
        <text:list-item>
          <text:p text:style-name="P90">Prerequisite: <text:span text:style-name="T8">a</text:span></text:p>
        </text:list-item>
      </text:list>
      <text:list xml:id="list950256236027072119" text:style-name="L90">
        <text:list-item>
          <text:p text:style-name="P91">Steps:</text:p>
        </text:list-item>
      </text:list>
      <text:p text:style-name="P140">1. </text:p>
      <text:list xml:id="list8482813430798082082" text:style-name="L91">
        <text:list-item>
          <text:p text:style-name="P92">Postcondition: <text:span text:style-name="T8">a</text:span></text:p>
        </text:list-item>
      </text:list>
      <text:list xml:id="list2787171837873421002" text:style-name="L92">
        <text:list-item>
          <text:p text:style-name="P93">Alternatives:</text:p>
        </text:list-item>
      </text:list>
      <text:p text:style-name="P141">A) </text:p>
      <text:p text:style-name="P142">1. </text:p>
      <text:list xml:id="list3601287236668538654" text:style-name="L93">
        <text:list-item>
          <text:p text:style-name="P94">Classes Involved: <text:span text:style-name="T2">Administrator</text:span></text:p>
        </text:list-item>
      </text:list>
      <text:p text:style-name="P130"/>
      <text:p text:style-name="P129"/>
      <text:list xml:id="list33504505" text:continue-list="list33507175" text:style-name="L1">
        <text:list-item>
          <text:p text:style-name="P9">Case: <text:span text:style-name="T8">Edit accesspoint</text:span></text:p>
        </text:list-item>
      </text:list>
      <text:list xml:id="list5327613158011025786" text:style-name="L94">
        <text:list-item>
          <text:p text:style-name="P95">Description: <text:span text:style-name="T8">a</text:span></text:p>
        </text:list-item>
      </text:list>
      <text:list xml:id="list217647701589171540" text:style-name="L95">
        <text:list-item>
          <text:p text:style-name="P96">Prerequisite: <text:span text:style-name="T8">a</text:span></text:p>
        </text:list-item>
      </text:list>
      <text:list xml:id="list1254443932660712954" text:style-name="L96">
        <text:list-item>
          <text:p text:style-name="P97">Steps:</text:p>
        </text:list-item>
      </text:list>
      <text:p text:style-name="P140">1. </text:p>
      <text:list xml:id="list3553414637269039776" text:style-name="L97">
        <text:list-item>
          <text:p text:style-name="P98">Postcondition: <text:span text:style-name="T8">a</text:span></text:p>
        </text:list-item>
      </text:list>
      <text:list xml:id="list3806714408708947294" text:style-name="L98">
        <text:list-item>
          <text:p text:style-name="P99">Alternatives:</text:p>
        </text:list-item>
      </text:list>
      <text:p text:style-name="P141">A) </text:p>
      <text:p text:style-name="P142">1. </text:p>
      <text:list xml:id="list7816941016163354303" text:style-name="L99">
        <text:list-item>
          <text:p text:style-name="P100">Classes Involved: <text:span text:style-name="T2">Administrator</text:span></text:p>
        </text:list-item>
      </text:list>
      <text:p text:style-name="P130"/>
      <text:p text:style-name="P129"/>
      <text:list xml:id="list33516437" text:continue-list="list33504505" text:style-name="L1">
        <text:list-item>
          <text:p text:style-name="P9">Case: <text:span text:style-name="T8">Delete accesspoint</text:span></text:p>
        </text:list-item>
      </text:list>
      <text:list xml:id="list2926683422108209784" text:style-name="L100">
        <text:list-item>
          <text:p text:style-name="P101">Description: <text:span text:style-name="T8">a</text:span></text:p>
        </text:list-item>
      </text:list>
      <text:list xml:id="list8268973088221073099" text:style-name="L101">
        <text:list-item>
          <text:p text:style-name="P102">Prerequisite: <text:span text:style-name="T8">a</text:span></text:p>
        </text:list-item>
      </text:list>
      <text:list xml:id="list6526087246533527377" text:style-name="L102">
        <text:list-item>
          <text:p text:style-name="P103">Steps:</text:p>
        </text:list-item>
      </text:list>
      <text:p text:style-name="P140">1. </text:p>
      <text:list xml:id="list7586068037687593085" text:style-name="L103">
        <text:list-item>
          <text:p text:style-name="P104">Postcondition: <text:span text:style-name="T8">a</text:span></text:p>
        </text:list-item>
      </text:list>
      <text:list xml:id="list448680500972825539" text:style-name="L104">
        <text:list-item>
          <text:p text:style-name="P105">Alternatives:</text:p>
        </text:list-item>
      </text:list>
      <text:p text:style-name="P141">A) </text:p>
      <text:p text:style-name="P142">1. </text:p>
      <text:list xml:id="list4813660556887326935" text:style-name="L105">
        <text:list-item>
          <text:p text:style-name="P106">Classes Involved: <text:span text:style-name="T2">Administrator</text:span></text:p>
        </text:list-item>
      </text:list>
      <text:p text:style-name="P130"/>
      <text:p text:style-name="P129"><text:line-break/><text:span text:style-name="T7">Case: </text:span>Add User</text:p>
      <text:list xml:id="list33510715" text:continue-list="list2926683422108209784" text:style-name="L100">
        <text:list-item>
          <text:p text:style-name="P101">Description: <text:span text:style-name="T8">a</text:span></text:p>
        </text:list-item>
      </text:list>
      <text:list xml:id="list3647885018665115961" text:style-name="L106">
        <text:list-item>
          <text:p text:style-name="P107">Prerequisite: <text:span text:style-name="T8">a</text:span></text:p>
        </text:list-item>
      </text:list>
      <text:list xml:id="list7554850301174867914" text:style-name="L107">
        <text:list-item>
          <text:p text:style-name="P108">Steps:</text:p>
        </text:list-item>
      </text:list>
      <text:p text:style-name="P140">1. </text:p>
      <text:list xml:id="list5085194668417332169" text:style-name="L108">
        <text:list-item>
          <text:p text:style-name="P109">Postcondition: <text:span text:style-name="T8">a</text:span></text:p>
        </text:list-item>
      </text:list>
      <text:list xml:id="list2215630312480787625" text:style-name="L109">
        <text:list-item>
          <text:p text:style-name="P110">Alternatives:</text:p>
        </text:list-item>
      </text:list>
      <text:p text:style-name="P141">A) </text:p>
      <text:p text:style-name="P142">1. </text:p>
      <text:list xml:id="list1320850660159919668" text:style-name="L110">
        <text:list-item>
          <text:p text:style-name="P111"><text:soft-page-break/>Classes Involved: <text:span text:style-name="T2">Administrator</text:span></text:p>
        </text:list-item>
      </text:list>
      <text:p text:style-name="P130"/>
      <text:p text:style-name="P129"><text:line-break/><text:span text:style-name="T7">Case: </text:span>Edit User (grant Gradener rights or remove)</text:p>
      <text:list xml:id="list33525132" text:continue-list="list33510715" text:style-name="L100">
        <text:list-item>
          <text:p text:style-name="P101">Description: <text:span text:style-name="T8">a</text:span></text:p>
        </text:list-item>
      </text:list>
      <text:list xml:id="list4936582491770982667" text:style-name="L111">
        <text:list-item>
          <text:p text:style-name="P112">Prerequisite: <text:span text:style-name="T8">a</text:span></text:p>
        </text:list-item>
      </text:list>
      <text:list xml:id="list8688324341771420151" text:style-name="L112">
        <text:list-item>
          <text:p text:style-name="P113">Steps:</text:p>
        </text:list-item>
      </text:list>
      <text:p text:style-name="P140">1. </text:p>
      <text:list xml:id="list560663791476404981" text:style-name="L113">
        <text:list-item>
          <text:p text:style-name="P114">Postcondition: <text:span text:style-name="T8">a</text:span></text:p>
        </text:list-item>
      </text:list>
      <text:list xml:id="list4467777029959520511" text:style-name="L114">
        <text:list-item>
          <text:p text:style-name="P115">Alternatives:</text:p>
        </text:list-item>
      </text:list>
      <text:p text:style-name="P141">A) </text:p>
      <text:p text:style-name="P142">1. </text:p>
      <text:list xml:id="list6295739900025249097" text:style-name="L115">
        <text:list-item>
          <text:p text:style-name="P116">Classes Involved: <text:span text:style-name="T2">Administrator</text:span></text:p>
        </text:list-item>
      </text:list>
      <text:p text:style-name="P130"/>
      <text:p text:style-name="P129"><text:line-break/><text:span text:style-name="T7">Case: </text:span>Remove User</text:p>
      <text:list xml:id="list33506241" text:continue-list="list33525132" text:style-name="L100">
        <text:list-item>
          <text:p text:style-name="P101">Description: <text:span text:style-name="T8">a</text:span></text:p>
        </text:list-item>
      </text:list>
      <text:list xml:id="list4807292344244654997" text:style-name="L116">
        <text:list-item>
          <text:p text:style-name="P117">Prerequisite: <text:span text:style-name="T8">a</text:span></text:p>
        </text:list-item>
      </text:list>
      <text:list xml:id="list3615308259862730100" text:style-name="L117">
        <text:list-item>
          <text:p text:style-name="P118">Steps:</text:p>
        </text:list-item>
      </text:list>
      <text:p text:style-name="P140">1. </text:p>
      <text:list xml:id="list1670270828118464054" text:style-name="L118">
        <text:list-item>
          <text:p text:style-name="P119">Postcondition: <text:span text:style-name="T8">a</text:span></text:p>
        </text:list-item>
      </text:list>
      <text:list xml:id="list7402875026443965227" text:style-name="L119">
        <text:list-item>
          <text:p text:style-name="P120">Alternatives:</text:p>
        </text:list-item>
      </text:list>
      <text:p text:style-name="P141">A) </text:p>
      <text:p text:style-name="P142">1. </text:p>
      <text:list xml:id="list1261110345211423229" text:style-name="L120">
        <text:list-item>
          <text:p text:style-name="P121">Classes Involved: <text:span text:style-name="T2">Administrator</text:span></text:p>
        </text:list-item>
      </text:list>
      <text:p text:style-name="P130"/>
      <text:p text:style-name="P129"><text:line-break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list xml:id="list33523421" text:continue-list="list33516437" text:style-name="L1">
        <text:list-item>
          <text:p text:style-name="P9">Case: <text:span text:style-name="T8">a</text:span></text:p>
        </text:list-item>
      </text:list>
      <text:list xml:id="list5343772203764163431" text:style-name="L121">
        <text:list-item>
          <text:p text:style-name="P123">Description: <text:span text:style-name="T8">a</text:span></text:p>
        </text:list-item>
      </text:list>
      <text:list xml:id="list3128310771202078368" text:style-name="L122">
        <text:list-item>
          <text:p text:style-name="P124">Prerequisite: <text:span text:style-name="T8">a</text:span></text:p>
        </text:list-item>
      </text:list>
      <text:list xml:id="list97803078231480225" text:style-name="L123">
        <text:list-item>
          <text:p text:style-name="P125">Steps:</text:p>
        </text:list-item>
      </text:list>
      <text:p text:style-name="P140">1. </text:p>
      <text:list xml:id="list2717525768786878504" text:style-name="L124">
        <text:list-item>
          <text:p text:style-name="P126">Postcondition: <text:span text:style-name="T8">a</text:span></text:p>
        </text:list-item>
      </text:list>
      <text:list xml:id="list1193959777201972169" text:style-name="L125">
        <text:list-item>
          <text:p text:style-name="P127">Alternatives:</text:p>
        </text:list-item>
      </text:list>
      <text:p text:style-name="P141">A) </text:p>
      <text:p text:style-name="P142">1. </text:p>
      <text:list xml:id="list6512333121686043682" text:style-name="L126">
        <text:list-item>
          <text:p text:style-name="P128">Classes Involved: <text:span text:style-name="T2">a</text:span></text:p>
        </text:list-item>
      </text:list>
      <text:p text:style-name="P130"/>
      <text:p text:style-name="Standard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2M24S</meta:editing-duration>
    <meta:editing-cycles>4</meta:editing-cycles>
    <meta:generator>OpenOffice/4.1.13$Win32 OpenOffice.org_project/4113m1$Build-9810</meta:generator>
    <dc:date>2023-03-11T13:27:18.08</dc:date>
    <meta:document-statistic meta:table-count="0" meta:image-count="0" meta:object-count="0" meta:page-count="5" meta:paragraph-count="219" meta:word-count="1152" meta:character-count="6510"/>
    <meta:user-defined meta:name="Info 1"/>
    <meta:user-defined meta:name="Info 2"/>
    <meta:user-defined meta:name="Info 3"/>
    <meta:user-defined meta:name="Info 4"/>
  </office:meta>
</office:document-meta>
</file>